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nux Biolinum Keyboard" svg:font-family="'Linux Biolinum Keyboar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4.78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48cm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3.5pt" officeooo:paragraph-rsid="0009c0a8"/>
    </style:style>
    <style:style style:name="P3" style:family="paragraph" style:parent-style-name="Table_20_Contents">
      <style:text-properties style:font-name="Ubuntu"/>
    </style:style>
    <style:style style:name="P4" style:family="paragraph" style:parent-style-name="Table_20_Contents">
      <style:text-properties style:font-name="Ubuntu" officeooo:rsid="0009c0a8" officeooo:paragraph-rsid="0009c0a8"/>
    </style:style>
    <style:style style:name="P5" style:family="paragraph" style:parent-style-name="Table_20_Contents">
      <style:text-properties style:font-name="Ubuntu" officeooo:rsid="0009c0a8" officeooo:paragraph-rsid="000a1eec"/>
    </style:style>
    <style:style style:name="P6" style:family="paragraph" style:parent-style-name="Table_20_Contents">
      <style:text-properties style:font-name="Ubuntu" officeooo:rsid="0009c0a8" officeooo:paragraph-rsid="000cc1a8"/>
    </style:style>
    <style:style style:name="P7" style:family="paragraph" style:parent-style-name="Table_20_Contents">
      <style:text-properties style:font-name="Ubuntu" officeooo:rsid="000a1eec" officeooo:paragraph-rsid="000a1eec"/>
    </style:style>
    <style:style style:name="T1" style:family="text">
      <style:text-properties fo:font-size="13.5pt"/>
    </style:style>
    <style:style style:name="T2" style:family="text">
      <style:text-properties officeooo:rsid="000a1eec"/>
    </style:style>
    <style:style style:name="T3" style:family="text">
      <style:text-properties officeooo:rsid="000c0a30"/>
    </style:style>
    <style:style style:name="T4" style:family="text">
      <style:text-properties officeooo:rsid="000c9ccd"/>
    </style:style>
    <style:style style:name="T5" style:family="text">
      <style:text-properties officeooo:rsid="000cc1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<text:span text:style-name="T1">Test Description</text:span></text:p>
          </table:table-cell>
          <table:table-cell table:style-name="Table1.A1" office:value-type="string">
            <text:p text:style-name="P2">Test Data</text:p>
          </table:table-cell>
          <table:table-cell table:style-name="Table1.A1" office:value-type="string">
            <text:p text:style-name="P2">Test Type</text:p>
          </table:table-cell>
          <table:table-cell table:style-name="Table1.A1" office:value-type="string">
            <text:p text:style-name="P2">Expected</text:p>
          </table:table-cell>
          <table:table-cell table:style-name="Table1.E1" office:value-type="string">
            <text:p text:style-name="P2">Actual</text:p>
          </table:table-cell>
        </table:table-row>
        <table:table-row>
          <table:table-cell table:style-name="Table1.A2" office:value-type="string">
            <text:p text:style-name="P4">Check that the first name has error checking</text:p>
          </table:table-cell>
          <table:table-cell table:style-name="Table1.A2" office:value-type="string">
            <text:p text:style-name="P4">Enter first name</text:p>
          </table:table-cell>
          <table:table-cell table:style-name="Table1.A2" office:value-type="string">
            <text:p text:style-name="P4">Valid</text:p>
            <text:p text:style-name="P4"/>
            <text:p text:style-name="P4"/>
            <text:p text:style-name="P4">Invalid</text:p>
            <text:p text:style-name="P4"/>
            <text:p text:style-name="P4"/>
            <text:p text:style-name="P4">Extreme</text:p>
            <text:p text:style-name="P4"/>
            <text:p text:style-name="P4"/>
            <text:p text:style-name="P4">Null</text:p>
          </table:table-cell>
          <table:table-cell table:style-name="Table1.A2" office:value-type="string">
            <text:p text:style-name="P4">Program should accept name</text:p>
            <text:p text:style-name="P4"/>
            <text:p text:style-name="P4">Program should <text:span text:style-name="T2">not </text:span>accept name</text:p>
            <text:p text:style-name="P4"/>
            <text:p text:style-name="P4">Program should <text:span text:style-name="T2">not </text:span><text:s/>accept name</text:p>
            <text:p text:style-name="P4"/>
            <text:p text:style-name="P4">Program should <text:span text:style-name="T2">not</text:span> accept name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heck that the last name has error checking</text:p>
          </table:table-cell>
          <table:table-cell table:style-name="Table1.A2" office:value-type="string">
            <text:p text:style-name="P4">Enter valid first name then last name</text:p>
          </table:table-cell>
          <table:table-cell table:style-name="Table1.A2" office:value-type="string">
            <text:p text:style-name="P4">Valid</text:p>
            <text:p text:style-name="P4"/>
            <text:p text:style-name="P4"/>
            <text:p text:style-name="P4">Invalid</text:p>
            <text:p text:style-name="P4"/>
            <text:p text:style-name="P4"/>
            <text:p text:style-name="P4">Extreme</text:p>
            <text:p text:style-name="P4"/>
            <text:p text:style-name="P4"/>
            <text:p text:style-name="P4">Null</text:p>
          </table:table-cell>
          <table:table-cell table:style-name="Table1.A2" office:value-type="string">
            <text:p text:style-name="P4">Program should accept name</text:p>
            <text:p text:style-name="P4"/>
            <text:p text:style-name="P4">Program should <text:span text:style-name="T2">not</text:span> accept name</text:p>
            <text:p text:style-name="P4"/>
            <text:p text:style-name="P4">Program should <text:span text:style-name="T2">not</text:span> accept name</text:p>
            <text:p text:style-name="P4"/>
            <text:p text:style-name="P4">Program should <text:span text:style-name="T2">not</text:span> accept name</text:p>
          </table:table-cell>
          <table:table-cell table:style-name="Table1.E2" office:value-type="string">
            <text:p text:style-name="P3"/>
          </table:table-cell>
        </table:table-row>
        <table:table-row table:style-name="Table1.4">
          <table:table-cell table:style-name="Table1.A2" office:value-type="string">
            <text:p text:style-name="P4">Check that the <text:span text:style-name="T2">date of birth (DOB)</text:span> has error checking</text:p>
          </table:table-cell>
          <table:table-cell table:style-name="Table1.A2" office:value-type="string">
            <text:p text:style-name="P5">Enter valid first name then last name. <text:span text:style-name="T2">Then at each value the program should be tested.</text:span></text:p>
          </table:table-cell>
          <table:table-cell table:style-name="Table1.A2" office:value-type="string">
            <text:p text:style-name="P4">Valid</text:p>
            <text:p text:style-name="P4"/>
            <text:p text:style-name="P4"/>
            <text:p text:style-name="P4">Invalid</text:p>
            <text:p text:style-name="P4"/>
            <text:p text:style-name="P4"/>
            <text:p text:style-name="P4">Extreme</text:p>
            <text:p text:style-name="P4"/>
            <text:p text:style-name="P4"/>
            <text:p text:style-name="P4">Null</text:p>
          </table:table-cell>
          <table:table-cell table:style-name="Table1.A2" office:value-type="string">
            <text:p text:style-name="P4">Program should accept <text:span text:style-name="T2">DOB</text:span></text:p>
            <text:p text:style-name="P4"/>
            <text:p text:style-name="P4">Program should <text:span text:style-name="T2">not</text:span> accept <text:span text:style-name="T2">DOB</text:span></text:p>
            <text:p text:style-name="P4"/>
            <text:p text:style-name="P4">Program should <text:span text:style-name="T2">not</text:span> accept <text:span text:style-name="T2">DOB</text:span></text:p>
            <text:p text:style-name="P4"/>
            <text:p text:style-name="P4">Program should <text:span text:style-name="T2">not </text:span>accept <text:span text:style-name="T2">DOB</text:span></text:p>
          </table:table-cell>
          <table:table-cell table:style-name="Table1.E2" office:value-type="string">
            <text:p text:style-name="P3"/>
          </table:table-cell>
        </table:table-row>
        <text:soft-page-break/>
        <table:table-row table:style-name="Table1.4">
          <table:table-cell table:style-name="Table1.A2" office:value-type="string">
            <text:p text:style-name="P4">Check that the <text:span text:style-name="T2">number of people</text:span> has error checking</text:p>
          </table:table-cell>
          <table:table-cell table:style-name="Table1.A2" office:value-type="string">
            <text:p text:style-name="P5">Enter valid first name, last name <text:span text:style-name="T2">and DOB</text:span>. <text:s/><text:span text:style-name="T2">Number of people in both adult and children</text:span></text:p>
          </table:table-cell>
          <table:table-cell table:style-name="Table1.A2" office:value-type="string">
            <text:p text:style-name="P4">Valid</text:p>
            <text:p text:style-name="P4"/>
            <text:p text:style-name="P4"/>
            <text:p text:style-name="P4">Invalid</text:p>
            <text:p text:style-name="P4"/>
            <text:p text:style-name="P4"/>
            <text:p text:style-name="P4"/>
            <text:p text:style-name="P4">Extreme</text:p>
            <text:p text:style-name="P4"/>
            <text:p text:style-name="P4"/>
            <text:p text:style-name="P4"/>
            <text:p text:style-name="P4">Null</text:p>
            <text:p text:style-name="P4"/>
            <text:p text:style-name="P4"/>
            <text:p text:style-name="P4"/>
            <text:p text:style-name="P7">Negative</text:p>
            <text:p text:style-name="P7"/>
            <text:p text:style-name="P7"/>
            <text:p text:style-name="P7"/>
            <text:p text:style-name="P7">Large</text:p>
          </table:table-cell>
          <table:table-cell table:style-name="Table1.A2" office:value-type="string">
            <text:p text:style-name="P4">Program should accept <text:span text:style-name="T2">number of people</text:span></text:p>
            <text:p text:style-name="P5"/>
            <text:p text:style-name="P5">Program should <text:span text:style-name="T2">not</text:span> accept <text:span text:style-name="T2">number of people</text:span></text:p>
            <text:p text:style-name="P4"/>
            <text:p text:style-name="P5">Program should <text:span text:style-name="T2">not</text:span> accept <text:span text:style-name="T2">number of people</text:span></text:p>
            <text:p text:style-name="P4"/>
            <text:p text:style-name="P5">Program should <text:span text:style-name="T2">not </text:span>accept <text:span text:style-name="T2">number of people</text:span></text:p>
            <text:p text:style-name="P5"/>
            <text:p text:style-name="P5">Program should <text:span text:style-name="T2">not </text:span>accept <text:span text:style-name="T2">number of people</text:span></text:p>
            <text:p text:style-name="P5"/>
            <text:p text:style-name="P5">Program should <text:span text:style-name="T2">not </text:span>accept <text:span text:style-name="T2">number of people</text:span></text:p>
          </table:table-cell>
          <table:table-cell table:style-name="Table1.E2" office:value-type="string">
            <text:p text:style-name="P3"/>
          </table:table-cell>
        </table:table-row>
        <table:table-row table:style-name="Table1.4">
          <table:table-cell table:style-name="Table1.A2" office:value-type="string">
            <text:p text:style-name="P4">Check that the <text:span text:style-name="T3">board type</text:span> has error checking</text:p>
          </table:table-cell>
          <table:table-cell table:style-name="Table1.A2" office:value-type="string">
            <text:p text:style-name="P6">Enter valid first name, last name, <text:span text:style-name="T2">DOB</text:span> <text:span text:style-name="T5">and</text:span> <text:span text:style-name="T5">number of people in both adult and children. Then enter board type</text:span></text:p>
          </table:table-cell>
          <table:table-cell table:style-name="Table1.A2" office:value-type="string">
            <text:p text:style-name="P4">Valid</text:p>
            <text:p text:style-name="P4"/>
            <text:p text:style-name="P4"/>
            <text:p text:style-name="P4">Invalid</text:p>
            <text:p text:style-name="P4"/>
            <text:p text:style-name="P4"/>
            <text:p text:style-name="P4">Extreme</text:p>
            <text:p text:style-name="P4"/>
            <text:p text:style-name="P4"/>
            <text:p text:style-name="P4">Null</text:p>
          </table:table-cell>
          <table:table-cell table:style-name="Table1.A2" office:value-type="string">
            <text:p text:style-name="P4">Program should accept <text:span text:style-name="T2">board type</text:span></text:p>
            <text:p text:style-name="P4"/>
            <text:p text:style-name="P4">Program should <text:span text:style-name="T2">not</text:span> accept <text:span text:style-name="T2">board type</text:span></text:p>
            <text:p text:style-name="P4"/>
            <text:p text:style-name="P4">Program should <text:span text:style-name="T2">not</text:span> accept <text:span text:style-name="T2">board type</text:span></text:p>
            <text:p text:style-name="P4"/>
            <text:p text:style-name="P4">Program should <text:span text:style-name="T2">not </text:span>accept <text:span text:style-name="T2">board type</text:span></text:p>
          </table:table-cell>
          <table:table-cell table:style-name="Table1.E2" office:value-type="string">
            <text:p text:style-name="P3"/>
          </table:table-cell>
        </table:table-row>
        <table:table-row table:style-name="Table1.4">
          <table:table-cell table:style-name="Table1.A2" office:value-type="string">
            <text:p text:style-name="P4">Check that the <text:span text:style-name="T3">length </text:span><text:soft-page-break/><text:span text:style-name="T3">of stay </text:span>has error checking</text:p>
          </table:table-cell>
          <table:table-cell table:style-name="Table1.A2" office:value-type="string">
            <text:p text:style-name="P6">Enter valid first name, <text:soft-page-break/>last name, <text:span text:style-name="T2">DOB</text:span> <text:span text:style-name="T5">and</text:span> <text:span text:style-name="T5">number of people in both adult and children and board type. Then enter length of stay</text:span></text:p>
          </table:table-cell>
          <table:table-cell table:style-name="Table1.A2" office:value-type="string">
            <text:p text:style-name="P4">Valid</text:p>
            <text:p text:style-name="P4"><text:soft-page-break/></text:p>
            <text:p text:style-name="P4"/>
            <text:p text:style-name="P4">Invalid</text:p>
            <text:p text:style-name="P4"/>
            <text:p text:style-name="P4"/>
            <text:p text:style-name="P4">Extreme</text:p>
            <text:p text:style-name="P4"/>
            <text:p text:style-name="P4"/>
            <text:p text:style-name="P4">Null</text:p>
            <text:p text:style-name="P4"/>
            <text:p text:style-name="P4"/>
            <text:p text:style-name="P7">Negative</text:p>
          </table:table-cell>
          <table:table-cell table:style-name="Table1.A2" office:value-type="string">
            <text:p text:style-name="P4">Program should accept <text:soft-page-break/><text:span text:style-name="T2">length of stay</text:span></text:p>
            <text:p text:style-name="P5"/>
            <text:p text:style-name="P5">Program should <text:span text:style-name="T2">not</text:span> accept <text:span text:style-name="T2">length of stay</text:span></text:p>
            <text:p text:style-name="P4"/>
            <text:p text:style-name="P5">Program should <text:span text:style-name="T2">not</text:span> accept <text:span text:style-name="T2">length of stay</text:span></text:p>
            <text:p text:style-name="P4"/>
            <text:p text:style-name="P5">Program should <text:span text:style-name="T2">not </text:span>accept <text:span text:style-name="T2">length of stay</text:span></text:p>
            <text:p text:style-name="P5"/>
            <text:p text:style-name="P5">Program should <text:span text:style-name="T2">not </text:span>accept <text:span text:style-name="T2">length of stay</text:span></text:p>
          </table:table-cell>
          <table:table-cell table:style-name="Table1.E2" office:value-type="string">
            <text:p text:style-name="P3"/>
          </table:table-cell>
        </table:table-row>
        <table:table-row table:style-name="Table1.4">
          <table:table-cell table:style-name="Table1.A2" office:value-type="string">
            <text:p text:style-name="P4">Check that the <text:span text:style-name="T4">newspaper type </text:span>has error checking</text:p>
          </table:table-cell>
          <table:table-cell table:style-name="Table1.A2" office:value-type="string">
            <text:p text:style-name="P6">Enter valid first name, last name, <text:span text:style-name="T2">DOB</text:span> <text:span text:style-name="T5">and</text:span> <text:span text:style-name="T5">number of people in both adult and children, board type and length of stay. Then enter newspaper type.</text:span></text:p>
          </table:table-cell>
          <table:table-cell table:style-name="Table1.A2" office:value-type="string">
            <text:p text:style-name="P4">Valid</text:p>
            <text:p text:style-name="P4"/>
            <text:p text:style-name="P4"/>
            <text:p text:style-name="P4">Invalid</text:p>
            <text:p text:style-name="P4"/>
            <text:p text:style-name="P4"/>
            <text:p text:style-name="P4">Extreme</text:p>
            <text:p text:style-name="P4"/>
            <text:p text:style-name="P4"/>
            <text:p text:style-name="P4">Null</text:p>
          </table:table-cell>
          <table:table-cell table:style-name="Table1.A2" office:value-type="string">
            <text:p text:style-name="P4">Program should accept <text:span text:style-name="T2">newspaper type</text:span></text:p>
            <text:p text:style-name="P4"/>
            <text:p text:style-name="P4">Program should <text:span text:style-name="T2">not</text:span> accept <text:span text:style-name="T2">newspaper type</text:span></text:p>
            <text:p text:style-name="P4"/>
            <text:p text:style-name="P4">Program should <text:span text:style-name="T2">not</text:span> accept <text:span text:style-name="T2">newspaper type</text:span></text:p>
            <text:p text:style-name="P4"/>
            <text:p text:style-name="P4">Program should <text:span text:style-name="T2">not </text:span>accept <text:span text:style-name="T2">newspaper type</text:span></text:p>
          </table:table-cell>
          <table:table-cell table:style-name="Table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nux Biolinum Keyboard" svg:font-family="'Linux Biolinum Keyboar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3:25:54.657494756</meta:creation-date>
    <dc:date>2017-11-19T13:51:31.956447867</dc:date>
    <meta:editing-duration>PT15M25S</meta:editing-duration>
    <meta:editing-cycles>4</meta:editing-cycles>
    <meta:generator>LibreOffice/5.4.3.2$Linux_X86_64 LibreOffice_project/40m0$Build-2</meta:generator>
    <meta:document-statistic meta:table-count="1" meta:image-count="0" meta:object-count="0" meta:page-count="3" meta:paragraph-count="81" meta:word-count="389" meta:character-count="2254" meta:non-whitespace-character-count="1944"/>
  </office:meta>
</office:document-meta>
</file>